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9CC0000115E20FB13F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2"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3"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4"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6"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7" style:family="paragraph" style:parent-style-name="Standard">
      <style:text-properties style:text-position="0% 100%" style:font-name="Linux Libertine Display G" fo:language="en" fo:country="US" fo:font-weight="bold" style:font-weight-asian="bold" style:font-weight-complex="bold"/>
    </style:style>
    <style:style style:name="P8" style:family="paragraph" style:parent-style-name="Standard">
      <style:paragraph-properties fo:text-align="start" style:justify-single-word="false"/>
      <style:text-properties style:text-position="0% 100%" style:font-name="Linux Libertine Display G"/>
    </style:style>
    <style:style style:name="P9"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10"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11"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12"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13"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14"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6"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7"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8"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9"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20"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fo:color="#0000cc" style:text-position="0% 100%" style:font-name="Linux Libertine Display G" fo:language="en" fo:country="US" fo:font-weight="bold" style:font-weight-asian="bold" style:font-weight-complex="bold"/>
    </style:style>
    <style:style style:name="P22"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25"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42"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1"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2"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3"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6"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58"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59"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60"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61"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62"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63"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64"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65"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6"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67"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68"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69"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70"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3"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74" style:family="paragraph" style:parent-style-name="Standard">
      <style:text-properties fo:color="#000000" style:text-position="0% 100%" style:font-name="Linux Libertine Display G" fo:font-size="12pt" fo:language="en" fo:country="US" style:font-size-asian="12pt" style:font-size-complex="12pt"/>
    </style:style>
    <style:style style:name="P75"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76"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77"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78"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79"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80" style:family="paragraph" style:parent-style-name="Standard">
      <style:paragraph-properties fo:text-align="start" style:justify-single-word="false"/>
      <style:text-properties fo:color="#000000" style:font-name="Linux Libertine Display G"/>
    </style:style>
    <style:style style:name="P81" style:family="paragraph" style:parent-style-name="Standard">
      <style:text-properties fo:color="#000000" style:font-name="Linux Libertine Display G" fo:font-size="12pt" fo:language="en" fo:country="US" style:font-size-asian="12pt" style:font-size-complex="12pt"/>
    </style:style>
    <style:style style:name="P82" style:family="paragraph" style:parent-style-name="Standard" style:list-style-name="L36">
      <style:text-properties fo:color="#000000" style:font-name="Linux Libertine Display G" fo:font-size="12pt" fo:language="en" fo:country="US" style:font-size-asian="12pt" style:font-size-complex="12pt"/>
    </style:style>
    <style:style style:name="P83" style:family="paragraph" style:parent-style-name="Standard">
      <style:text-properties style:font-name="Linux Libertine Display G"/>
    </style:style>
    <style:style style:name="P84" style:family="paragraph" style:parent-style-name="Standard">
      <style:text-properties style:font-name="Linux Libertine Display G" fo:language="en" fo:country="US"/>
    </style:style>
    <style:style style:name="P85" style:family="paragraph" style:parent-style-name="Standard">
      <style:paragraph-properties fo:text-align="start" style:justify-single-word="false"/>
      <style:text-properties style:font-name="Linux Libertine Display G" fo:language="en" fo:country="US"/>
    </style:style>
    <style:style style:name="P86" style:family="paragraph" style:parent-style-name="Standard" style:list-style-name="L8">
      <style:paragraph-properties fo:text-align="start" style:justify-single-word="false"/>
      <style:text-properties style:font-name="Linux Libertine Display G" fo:language="en" fo:country="US"/>
    </style:style>
    <style:style style:name="P87" style:family="paragraph" style:parent-style-name="Standard" style:list-style-name="L14">
      <style:paragraph-properties fo:text-align="start" style:justify-single-word="false"/>
      <style:text-properties style:font-name="Linux Libertine Display G" fo:language="en" fo:country="US"/>
    </style:style>
    <style:style style:name="P88" style:family="paragraph" style:parent-style-name="Standard" style:list-style-name="L16">
      <style:paragraph-properties fo:text-align="start" style:justify-single-word="false"/>
      <style:text-properties style:font-name="Linux Libertine Display G" fo:language="en" fo:country="US"/>
    </style:style>
    <style:style style:name="P89" style:family="paragraph" style:parent-style-name="Standard" style:list-style-name="L17">
      <style:paragraph-properties fo:text-align="start" style:justify-single-word="false"/>
      <style:text-properties style:font-name="Linux Libertine Display G" fo:language="en" fo:country="US"/>
    </style:style>
    <style:style style:name="P90" style:family="paragraph" style:parent-style-name="Standard">
      <style:paragraph-properties fo:text-align="start" style:justify-single-word="false"/>
      <style:text-properties style:font-name="Linux Libertine Display G" fo:language="en" fo:country="US" fo:background-color="#ffffff"/>
    </style:style>
    <style:style style:name="P91" style:family="paragraph" style:parent-style-name="Standard" style:list-style-name="L32">
      <style:text-properties style:font-name="Linux Libertine Display G" fo:language="en" fo:country="US"/>
    </style:style>
    <style:style style:name="P92" style:family="paragraph" style:parent-style-name="Standard" style:list-style-name="L35">
      <style:text-properties style:font-name="Linux Libertine Display G" fo:language="en" fo:country="US"/>
    </style:style>
    <style:style style:name="P93" style:family="paragraph" style:parent-style-name="Standard" style:list-style-name="L36">
      <style:text-properties style:font-name="Linux Libertine Display G" fo:language="en" fo:country="US"/>
    </style:style>
    <style:style style:name="P94" style:family="paragraph" style:parent-style-name="Standard" style:list-style-name="L1">
      <style:text-properties style:font-name="Linux Libertine Display G"/>
    </style:style>
    <style:style style:name="P95" style:family="paragraph" style:parent-style-name="Standard">
      <style:text-properties style:font-name="Linux Libertine Display G" fo:font-size="12pt" style:font-name-asian="Times New Roman1" style:font-size-asian="12pt" style:font-name-complex="Times New Roman1" style:font-size-complex="12pt"/>
    </style:style>
    <style:style style:name="P96"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97" style:family="paragraph" style:parent-style-name="Standard">
      <style:paragraph-properties fo:text-align="start" style:justify-single-word="false"/>
      <style:text-properties style:font-name="Linux Libertine Display G" fo:font-size="12pt" style:font-size-asian="12pt" style:font-size-complex="12pt"/>
    </style:style>
    <style:style style:name="P98" style:family="paragraph" style:parent-style-name="Standard">
      <style:paragraph-properties fo:text-align="start" style:justify-single-word="false"/>
      <style:text-properties style:font-name="Linux Libertine Display G"/>
    </style:style>
    <style:style style:name="P99" style:family="paragraph" style:parent-style-name="Standard" style:list-style-name="L5">
      <style:paragraph-properties fo:text-align="start" style:justify-single-word="false"/>
      <style:text-properties style:font-name="Linux Libertine Display G"/>
    </style:style>
    <style:style style:name="P100" style:family="paragraph" style:parent-style-name="Standard" style:list-style-name="L6">
      <style:paragraph-properties fo:text-align="start" style:justify-single-word="false"/>
      <style:text-properties style:font-name="Linux Libertine Display G"/>
    </style:style>
    <style:style style:name="P101" style:family="paragraph" style:parent-style-name="Standard" style:list-style-name="L7">
      <style:paragraph-properties fo:text-align="start" style:justify-single-word="false"/>
      <style:text-properties style:font-name="Linux Libertine Display G"/>
    </style:style>
    <style:style style:name="P102" style:family="paragraph" style:parent-style-name="Standard" style:list-style-name="L8">
      <style:paragraph-properties fo:text-align="start" style:justify-single-word="false"/>
      <style:text-properties style:font-name="Linux Libertine Display G"/>
    </style:style>
    <style:style style:name="P103" style:family="paragraph" style:parent-style-name="Standard" style:list-style-name="L25">
      <style:paragraph-properties fo:text-align="start" style:justify-single-word="false"/>
      <style:text-properties style:font-name="Linux Libertine Display G"/>
    </style:style>
    <style:style style:name="P104" style:family="paragraph" style:parent-style-name="Standard">
      <style:paragraph-properties fo:text-align="start" style:justify-single-word="false"/>
      <style:text-properties style:font-name="Linux Libertine Display G" style:text-underline-style="none"/>
    </style:style>
    <style:style style:name="P105"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106" style:family="paragraph" style:parent-style-name="Standard" style:list-style-name="L36">
      <style:text-properties style:font-name="Linux Libertine Display G"/>
    </style:style>
    <style:style style:name="P107"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08"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109"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0"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111"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112"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113"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114"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16"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7"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19"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20"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1"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2"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23"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4"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125"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2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7"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8" style:family="paragraph" style:parent-style-name="Standard">
      <style:paragraph-properties fo:margin-left="0in" fo:margin-right="0in" fo:text-align="center"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9"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30"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1"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2"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3"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4"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5"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style:text-position="0% 100%"/>
    </style:style>
    <style:style style:name="T4" style:family="text">
      <style:text-properties fo:color="#0000cc" style:text-position="0% 100%" fo:font-size="12pt" fo:font-weight="bold" style:font-size-asian="12pt" style:font-weight-asian="bold" style:font-size-complex="12pt" style:font-weight-complex="bold"/>
    </style:style>
    <style:style style:name="T5" style:family="text">
      <style:text-properties fo:color="#0000cc" style:text-position="0% 100%" fo:font-size="12pt" style:font-name-asian="Times New Roman1" style:font-size-asian="12pt" style:font-name-complex="Times New Roman1" style:font-size-complex="12pt"/>
    </style:style>
    <style:style style:name="T6" style:family="text">
      <style:text-properties fo:color="#0000cc" style:text-position="0% 100%" fo:font-size="12pt" fo:font-weight="normal" style:font-size-asian="12pt" style:font-weight-asian="normal" style:font-size-complex="12pt" style:font-weight-complex="normal"/>
    </style:style>
    <style:style style:name="T7"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8" style:family="text">
      <style:text-properties fo:color="#0000cc" style:text-position="0% 100%" style:text-overline-style="none" style:text-overline-color="font-color"/>
    </style:style>
    <style:style style:name="T9" style:family="text">
      <style:text-properties fo:color="#0000cc" style:text-position="0% 100%" style:text-overline-style="solid" style:text-overline-width="auto" style:text-overline-color="font-color"/>
    </style:style>
    <style:style style:name="T10" style:family="text">
      <style:text-properties fo:color="#0000cc" fo:font-weight="normal" style:font-weight-asian="normal" style:font-weight-complex="normal"/>
    </style:style>
    <style:style style:name="T11" style:family="text">
      <style:text-properties fo:color="#0000cc" fo:font-weight="bold" style:font-weight-asian="bold" style:font-weight-complex="bold"/>
    </style:style>
    <style:style style:name="T12" style:family="text">
      <style:text-properties fo:color="#0000cc" style:text-position="super 58%"/>
    </style:style>
    <style:style style:name="T13" style:family="text">
      <style:text-properties fo:color="#0000cc" style:text-position="super 58%" fo:font-size="12pt" style:font-name-asian="Times New Roman1" style:font-size-asian="12pt" style:font-name-complex="Times New Roman1" style:font-size-complex="12pt"/>
    </style:style>
    <style:style style:name="T14" style:family="text">
      <style:text-properties fo:color="#0000cc" style:text-position="super 58%" style:text-overline-style="none" style:text-overline-color="font-color"/>
    </style:style>
    <style:style style:name="T15" style:family="text">
      <style:text-properties fo:color="#0000cc" fo:font-size="14pt" style:font-size-asian="14pt" style:font-size-complex="14pt"/>
    </style:style>
    <style:style style:name="T16" style:family="text">
      <style:text-properties fo:color="#0000cc" fo:font-size="14pt" fo:font-weight="normal" style:font-size-asian="14pt" style:font-weight-asian="normal" style:font-size-complex="14pt" style:font-weight-complex="normal"/>
    </style:style>
    <style:style style:name="T17" style:family="text">
      <style:text-properties fo:color="#0000cc" style:font-name-asian="Linux Libertine Display G1" style:font-name-complex="Linux Libertine Display G1"/>
    </style:style>
    <style:style style:name="T18" style:family="text">
      <style:text-properties fo:color="#0000cc" style:text-position="sub 58%"/>
    </style:style>
    <style:style style:name="T19" style:family="text">
      <style:text-properties fo:color="#0000cc" style:text-overline-style="none" style:text-overline-color="font-color"/>
    </style:style>
    <style:style style:name="T20" style:family="text">
      <style:text-properties fo:color="#000000"/>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color="#000000" fo:font-size="12pt" style:font-size-asian="12pt" style:font-size-complex="12pt"/>
    </style:style>
    <style:style style:name="T23" style:family="text">
      <style:text-properties fo:color="#000000" fo:font-size="12pt" fo:language="en" fo:country="US" style:font-size-asian="12pt" style:font-size-complex="12pt"/>
    </style:style>
    <style:style style:name="T24" style:family="text">
      <style:text-properties fo:color="#000000" fo:font-size="12pt" fo:language="en" fo:country="US" style:font-size-asian="12pt" style:font-size-complex="12pt" style:text-overline-style="solid" style:text-overline-width="auto" style:text-overline-color="font-color"/>
    </style:style>
    <style:style style:name="T25" style:family="text">
      <style:text-properties fo:color="#000000" style:text-position="0% 100%"/>
    </style:style>
    <style:style style:name="T26" style:family="text">
      <style:text-properties fo:color="#000000" style:text-position="0% 100%" fo:font-size="12pt" fo:font-weight="normal" style:font-size-asian="12pt" style:font-weight-asian="normal" style:font-size-complex="12pt" style:font-weight-complex="normal"/>
    </style:style>
    <style:style style:name="T27"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28"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9" style:family="text">
      <style:text-properties fo:color="#000000" style:text-position="0% 100%" fo:font-size="12pt" fo:font-weight="bold" style:font-size-asian="12pt" style:font-weight-asian="bold" style:font-size-complex="12pt" style:font-weight-complex="bold"/>
    </style:style>
    <style:style style:name="T30" style:family="text">
      <style:text-properties fo:color="#000000" style:text-position="0% 100%" fo:font-size="12pt" fo:language="en" fo:country="US" fo:font-weight="normal" style:font-size-asian="12pt" style:font-weight-asian="normal" style:font-size-complex="12pt" style:font-weight-complex="normal"/>
    </style:style>
    <style:style style:name="T31" style:family="text">
      <style:text-properties fo:color="#000000" style:text-position="0% 100%" fo:font-size="12pt" fo:language="en" fo:country="US" style:font-size-asian="12pt" style:font-size-complex="12pt"/>
    </style:style>
    <style:style style:name="T32"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33" style:family="text">
      <style:text-properties fo:color="#000000" style:text-position="0% 100%" fo:font-size="12pt" fo:language="en" fo:country="US" fo:font-style="italic" style:font-size-asian="12pt" style:font-style-asian="italic" style:font-size-complex="12pt" style:font-style-complex="italic"/>
    </style:style>
    <style:style style:name="T34" style:family="text">
      <style:text-properties fo:color="#000000" style:text-position="0% 100%" style:font-name-asian="SimSun" style:font-name-complex="Lucida Sans"/>
    </style:style>
    <style:style style:name="T35" style:family="text">
      <style:text-properties fo:color="#000000" style:text-position="0% 100%" fo:font-style="normal" style:font-style-asian="normal" style:font-style-complex="normal"/>
    </style:style>
    <style:style style:name="T36" style:family="text">
      <style:text-properties fo:color="#000000" fo:font-weight="normal" style:font-weight-asian="normal" style:font-weight-complex="normal"/>
    </style:style>
    <style:style style:name="T37" style:family="text">
      <style:text-properties fo:color="#000000" style:text-position="super 58%"/>
    </style:style>
    <style:style style:name="T38" style:family="text">
      <style:text-properties fo:color="#000000" style:text-position="super 58%" fo:font-style="normal" style:font-style-asian="normal" style:font-style-complex="normal"/>
    </style:style>
    <style:style style:name="T39" style:family="text">
      <style:text-properties fo:color="#000000" style:text-position="super 58%" fo:font-style="normal" style:font-name-asian="Times New Roman1" style:font-style-asian="normal" style:font-name-complex="Times New Roman1" style:font-style-complex="normal"/>
    </style:style>
    <style:style style:name="T40" style:family="text">
      <style:text-properties fo:color="#000000" style:text-position="super 58%" style:font-name-asian="SimSun" style:font-name-complex="Lucida Sans"/>
    </style:style>
    <style:style style:name="T41" style:family="text">
      <style:text-properties fo:color="#000000" style:text-position="super 58%" style:font-name-asian="Times New Roman1" style:font-name-complex="Times New Roman1"/>
    </style:style>
    <style:style style:name="T42" style:family="text">
      <style:text-properties fo:color="#000000" style:text-position="super 58%" style:font-name-asian="Symbol" style:font-name-complex="Symbol"/>
    </style:style>
    <style:style style:name="T43" style:family="text">
      <style:text-properties fo:color="#000000" style:text-position="super 58%" fo:font-size="12pt" fo:language="en" fo:country="US" fo:font-weight="normal" style:font-size-asian="12pt" style:font-weight-asian="normal" style:font-size-complex="12pt" style:font-weight-complex="normal"/>
    </style:style>
    <style:style style:name="T44" style:family="text">
      <style:text-properties fo:color="#000000" style:text-position="super 58%" fo:font-size="12pt" fo:language="en" fo:country="US" style:font-size-asian="12pt" style:font-size-complex="12pt"/>
    </style:style>
    <style:style style:name="T45" style:family="text">
      <style:text-properties fo:color="#000000" style:text-position="super 58%" fo:font-size="12pt" fo:font-weight="normal" style:font-size-asian="12pt" style:font-weight-asian="normal" style:font-size-complex="12pt" style:font-weight-complex="normal"/>
    </style:style>
    <style:style style:name="T46"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47" style:family="text">
      <style:text-properties fo:color="#000000" fo:font-style="normal" style:font-style-asian="normal" style:font-style-complex="normal"/>
    </style:style>
    <style:style style:name="T48" style:family="text">
      <style:text-properties fo:color="#000000" fo:font-style="normal" style:font-style-asian="normal" style:font-style-complex="normal" style:text-overline-style="solid" style:text-overline-width="auto" style:text-overline-color="font-color"/>
    </style:style>
    <style:style style:name="T49" style:family="text">
      <style:text-properties fo:color="#000000" fo:font-style="normal" style:font-name-asian="Times New Roman1" style:font-style-asian="normal" style:font-name-complex="Times New Roman1" style:font-style-complex="normal"/>
    </style:style>
    <style:style style:name="T50" style:family="text">
      <style:text-properties fo:color="#000000" fo:font-style="italic" style:font-style-asian="italic" style:font-style-complex="italic"/>
    </style:style>
    <style:style style:name="T51" style:family="text">
      <style:text-properties fo:color="#000000" style:text-position="sub 58%"/>
    </style:style>
    <style:style style:name="T52" style:family="text">
      <style:text-properties fo:color="#000000" style:text-position="sub 58%" style:font-name-asian="SimSun" style:font-name-complex="Lucida Sans"/>
    </style:style>
    <style:style style:name="T53" style:family="text">
      <style:text-properties fo:color="#000000" style:text-position="sub 58%" fo:font-style="normal" style:font-style-asian="normal" style:font-style-complex="normal"/>
    </style:style>
    <style:style style:name="T54" style:family="text">
      <style:text-properties fo:color="#000000" style:font-name-asian="Times New Roman1" style:font-name-complex="Times New Roman1"/>
    </style:style>
    <style:style style:name="T55" style:family="text">
      <style:text-properties fo:color="#000000" style:font-name-asian="Times New Roman1" style:font-name-complex="Times New Roman1" style:text-overline-style="solid" style:text-overline-width="auto" style:text-overline-color="font-color"/>
    </style:style>
    <style:style style:name="T56" style:family="text">
      <style:text-properties fo:color="#000000" style:font-name-asian="SimSun" style:font-name-complex="Lucida Sans"/>
    </style:style>
    <style:style style:name="T57" style:family="text">
      <style:text-properties fo:color="#000000" style:font-name-asian="SimSun" style:font-name-complex="Lucida Sans" style:text-overline-style="solid" style:text-overline-width="auto" style:text-overline-color="font-color"/>
    </style:style>
    <style:style style:name="T58" style:family="text">
      <style:text-properties fo:color="#000000" style:font-name-asian="Symbol" style:font-name-complex="Symbol"/>
    </style:style>
    <style:style style:name="T59" style:family="text">
      <style:text-properties fo:color="#000000" style:font-name-asian="Linux Libertine Display G1" style:font-name-complex="Linux Libertine Display G1"/>
    </style:style>
    <style:style style:name="T60" style:family="text">
      <style:text-properties fo:color="#000000" style:text-underline-style="solid" style:text-underline-width="auto" style:text-underline-color="font-color"/>
    </style:style>
    <style:style style:name="T61" style:family="text">
      <style:text-properties fo:color="#000000" fo:background-color="#ffff99"/>
    </style:style>
    <style:style style:name="T62" style:family="text">
      <style:text-properties fo:color="#000000" fo:font-size="14pt" style:font-size-asian="14pt" style:font-size-complex="14pt"/>
    </style:style>
    <style:style style:name="T63"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64"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65" style:family="text">
      <style:text-properties style:font-style-asian="normal" style:font-style-complex="normal"/>
    </style:style>
    <style:style style:name="T66" style:family="text">
      <style:text-properties fo:font-size="12pt" style:font-size-asian="12pt" style:font-size-complex="12pt"/>
    </style:style>
    <style:style style:name="T67" style:family="text">
      <style:text-properties fo:font-size="12pt" style:font-size-asian="12pt" style:font-size-complex="12pt" style:text-overline-style="solid" style:text-overline-width="auto" style:text-overline-color="font-color"/>
    </style:style>
    <style:style style:name="T68" style:family="text">
      <style:text-properties fo:font-size="12pt" fo:font-weight="normal" style:font-size-asian="12pt" style:font-weight-asian="normal" style:font-size-complex="12pt" style:font-weight-complex="normal"/>
    </style:style>
    <style:style style:name="T69" style:family="text">
      <style:text-properties fo:font-size="12pt" style:font-name-asian="Times New Roman1" style:font-size-asian="12pt" style:font-name-complex="Times New Roman1" style:font-size-complex="12pt"/>
    </style:style>
    <style:style style:name="T70" style:family="text">
      <style:text-properties fo:font-size="12pt" fo:font-style="italic" style:font-size-asian="12pt" style:font-style-asian="italic" style:font-size-complex="12pt" style:font-style-complex="italic"/>
    </style:style>
    <style:style style:name="T71" style:family="text">
      <style:text-properties fo:color="#ff3333"/>
    </style:style>
    <style:style style:name="T72" style:family="text">
      <style:text-properties fo:color="#ff3333" style:text-position="super 58%"/>
    </style:style>
    <style:style style:name="T73" style:family="text">
      <style:text-properties fo:color="#ff3333" style:text-position="super 58%" fo:font-style="normal" style:font-name-asian="Times New Roman1" style:font-style-asian="normal" style:font-name-complex="Times New Roman1" style:font-style-complex="normal"/>
    </style:style>
    <style:style style:name="T74" style:family="text">
      <style:text-properties fo:color="#ff3333" fo:font-style="normal" style:font-name-asian="Times New Roman1" style:font-style-asian="normal" style:font-name-complex="Times New Roman1" style:font-style-complex="normal"/>
    </style:style>
    <style:style style:name="T75" style:family="text">
      <style:text-properties fo:color="#ff3333" fo:font-style="normal" style:font-name-asian="Symbol" style:font-style-asian="normal" style:font-name-complex="Symbol" style:font-style-complex="normal"/>
    </style:style>
    <style:style style:name="T76" style:family="text">
      <style:text-properties fo:color="#ff3333" style:font-name-asian="Symbol" style:font-name-complex="Symbol"/>
    </style:style>
    <style:style style:name="T77" style:family="text">
      <style:text-properties fo:color="#ff3333" style:text-overline-style="none" style:text-overline-color="font-color"/>
    </style:style>
    <style:style style:name="T78" style:family="text">
      <style:text-properties style:text-position="super 58%"/>
    </style:style>
    <style:style style:name="T79" style:family="text">
      <style:text-properties style:text-position="super 58%" style:font-name-asian="SimSun" style:font-name-complex="Lucida Sans"/>
    </style:style>
    <style:style style:name="T80" style:family="text">
      <style:text-properties style:text-position="super 58%" fo:font-style="normal" style:font-name-asian="Times New Roman1" style:font-style-asian="normal" style:font-name-complex="Times New Roman1" style:font-style-complex="normal"/>
    </style:style>
    <style:style style:name="T81" style:family="text">
      <style:text-properties style:text-position="super 58%" style:font-name-asian="Symbol" style:font-name-complex="Symbol"/>
    </style:style>
    <style:style style:name="T82" style:family="text">
      <style:text-properties style:text-position="super 58%" fo:font-size="12pt" style:font-name-asian="Times New Roman1" style:font-size-asian="12pt" style:font-name-complex="Times New Roman1" style:font-size-complex="12pt"/>
    </style:style>
    <style:style style:name="T83" style:family="text">
      <style:text-properties style:text-position="super 58%" fo:font-size="11.5pt" style:font-name-asian="Symbol" style:font-size-asian="11.5pt" style:font-name-complex="Symbol" style:font-size-complex="11.5pt"/>
    </style:style>
    <style:style style:name="T84" style:family="text">
      <style:text-properties style:text-position="super 58%" fo:background-color="#cfe7f5"/>
    </style:style>
    <style:style style:name="T85" style:family="text">
      <style:text-properties style:text-position="super 58%" style:text-overline-style="none" style:text-overline-color="font-color"/>
    </style:style>
    <style:style style:name="T86" style:family="text">
      <style:text-properties style:text-position="super 58%" style:font-name-asian="Times New Roman1" style:font-name-complex="Times New Roman1" style:text-overline-style="none" style:text-overline-color="font-color"/>
    </style:style>
    <style:style style:name="T87" style:family="text">
      <style:text-properties style:text-position="sub 58%"/>
    </style:style>
    <style:style style:name="T88" style:family="text">
      <style:text-properties style:text-position="sub 58%" fo:font-size="12pt" style:font-name-asian="Times New Roman1" style:font-size-asian="12pt" style:font-name-complex="Times New Roman1" style:font-size-complex="12pt"/>
    </style:style>
    <style:style style:name="T89" style:family="text">
      <style:text-properties style:text-position="sub 58%" fo:font-weight="bold" style:font-weight-asian="bold" style:font-weight-complex="bold"/>
    </style:style>
    <style:style style:name="T90" style:family="text">
      <style:text-properties style:text-position="sub 58%" fo:font-size="11.5pt" style:font-name-asian="Symbol" style:font-size-asian="11.5pt" style:font-name-complex="Symbol" style:font-size-complex="11.5pt"/>
    </style:style>
    <style:style style:name="T91" style:family="text">
      <style:text-properties style:text-position="sub 58%" fo:font-size="16pt" style:font-size-asian="16pt" style:font-size-complex="16pt"/>
    </style:style>
    <style:style style:name="T92" style:family="text">
      <style:text-properties style:text-position="sub 58%" fo:background-color="#cfe7f5"/>
    </style:style>
    <style:style style:name="T93" style:family="text">
      <style:text-properties style:text-position="0% 100%"/>
    </style:style>
    <style:style style:name="T94" style:family="text">
      <style:text-properties style:text-position="0% 100%" fo:font-size="12pt" style:font-name-asian="Times New Roman1" style:font-size-asian="12pt" style:font-name-complex="Times New Roman1" style:font-size-complex="12pt"/>
    </style:style>
    <style:style style:name="T95"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96" style:family="text">
      <style:text-properties style:text-position="0% 100%" fo:font-size="12pt" style:font-size-asian="12pt" style:font-size-complex="12pt"/>
    </style:style>
    <style:style style:name="T97" style:family="text">
      <style:text-properties style:text-position="0% 100%" fo:font-weight="normal" style:font-weight-asian="normal" style:font-weight-complex="normal"/>
    </style:style>
    <style:style style:name="T98" style:family="text">
      <style:text-properties style:text-position="0% 100%" fo:font-size="11.5pt" style:font-name-asian="Symbol" style:font-size-asian="11.5pt" style:font-name-complex="Symbol" style:font-size-complex="11.5pt"/>
    </style:style>
    <style:style style:name="T99" style:family="text">
      <style:text-properties style:text-position="0% 100%" fo:font-style="italic" style:font-style-asian="italic" style:font-style-complex="italic"/>
    </style:style>
    <style:style style:name="T100" style:family="text">
      <style:text-properties style:text-position="0% 100%" fo:font-size="16pt" style:font-size-asian="16pt" style:font-size-complex="16pt"/>
    </style:style>
    <style:style style:name="T101" style:family="text">
      <style:text-properties style:text-position="0% 100%" style:text-overline-style="none" style:text-overline-color="font-color"/>
    </style:style>
    <style:style style:name="T102" style:family="text">
      <style:text-properties style:text-position="0% 100%" style:text-overline-style="solid" style:text-overline-width="auto" style:text-overline-color="font-color"/>
    </style:style>
    <style:style style:name="T103" style:family="text">
      <style:text-properties style:text-position="0% 100%" style:font-name-asian="Linux Libertine Display G1" style:font-name-complex="Linux Libertine Display G1"/>
    </style:style>
    <style:style style:name="T104" style:family="text">
      <style:text-properties style:font-name-asian="Times New Roman1" style:font-name-complex="Times New Roman1"/>
    </style:style>
    <style:style style:name="T105" style:family="text">
      <style:text-properties style:font-name-asian="Times New Roman1" style:font-name-complex="Times New Roman1" style:text-overline-style="none" style:text-overline-color="font-color"/>
    </style:style>
    <style:style style:name="T106" style:family="text">
      <style:text-properties style:font-name-asian="Times New Roman1" style:font-name-complex="Times New Roman1" style:text-overline-style="solid" style:text-overline-width="auto" style:text-overline-color="font-color"/>
    </style:style>
    <style:style style:name="T107" style:family="text">
      <style:text-properties style:font-name-asian="SimSun" style:font-name-complex="Lucida Sans"/>
    </style:style>
    <style:style style:name="T108" style:family="text">
      <style:text-properties fo:font-style="italic" fo:background-color="#ffffff" style:font-style-asian="italic" style:font-style-complex="italic"/>
    </style:style>
    <style:style style:name="T109" style:family="text">
      <style:text-properties fo:font-style="italic" style:font-name-asian="Times New Roman1" style:font-style-asian="italic" style:font-name-complex="Times New Roman1"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text-overline-style="none" style:text-overline-color="font-color"/>
    </style:style>
    <style:style style:name="T112" style:family="text">
      <style:text-properties fo:font-style="normal" style:font-name-asian="Times New Roman1" style:font-style-asian="normal" style:font-name-complex="Times New Roman1" style:font-style-complex="normal"/>
    </style:style>
    <style:style style:name="T113" style:family="text">
      <style:text-properties fo:font-style="normal" style:font-style-asian="normal" style:font-style-complex="normal"/>
    </style:style>
    <style:style style:name="T114" style:family="text">
      <style:text-properties fo:font-style="normal" style:font-style-asian="normal" style:font-style-complex="normal" style:text-overline-style="none" style:text-overline-color="font-color"/>
    </style:style>
    <style:style style:name="T115" style:family="text">
      <style:text-properties style:font-name-asian="Symbol" style:font-name-complex="Symbol"/>
    </style:style>
    <style:style style:name="T116" style:family="text">
      <style:text-properties fo:color="#cc0000"/>
    </style:style>
    <style:style style:name="T117" style:family="text">
      <style:text-properties fo:color="#cc0000" style:font-name-asian="Symbol" style:font-name-complex="Symbol"/>
    </style:style>
    <style:style style:name="T118" style:family="text">
      <style:text-properties fo:color="#cc0000" style:text-position="super 58%"/>
    </style:style>
    <style:style style:name="T119" style:family="text">
      <style:text-properties fo:color="#cc0000" style:text-position="super 58%" style:font-name-asian="Symbol" style:font-name-complex="Symbol"/>
    </style:style>
    <style:style style:name="T120" style:family="text">
      <style:text-properties fo:color="#cc0000" style:text-position="super 58%" fo:font-size="12pt" style:font-name-asian="Times New Roman1" style:font-size-asian="12pt" style:font-name-complex="Times New Roman1" style:font-size-complex="12pt"/>
    </style:style>
    <style:style style:name="T121" style:family="text">
      <style:text-properties fo:color="#cc0000" style:text-position="0% 100%"/>
    </style:style>
    <style:style style:name="T122" style:family="text">
      <style:text-properties fo:color="#cc0000" style:text-position="0% 100%" fo:font-size="12pt" style:font-name-asian="Times New Roman1" style:font-size-asian="12pt" style:font-name-complex="Times New Roman1" style:font-size-complex="12pt"/>
    </style:style>
    <style:style style:name="T123" style:family="text">
      <style:text-properties fo:color="#cc0000" style:text-position="0% 100%" fo:font-size="12pt" fo:font-weight="normal" style:font-size-asian="12pt" style:font-weight-asian="normal" style:font-size-complex="12pt" style:font-weight-complex="normal"/>
    </style:style>
    <style:style style:name="T124"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25" style:family="text">
      <style:text-properties fo:color="#cc0000" fo:font-style="italic" style:font-style-asian="italic" style:font-style-complex="italic"/>
    </style:style>
    <style:style style:name="T126" style:family="text">
      <style:text-properties fo:color="#cc0000" style:text-position="sub 58%"/>
    </style:style>
    <style:style style:name="T127" style:family="text">
      <style:text-properties fo:color="#009900"/>
    </style:style>
    <style:style style:name="T128" style:family="text">
      <style:text-properties fo:color="#009900" style:text-position="super 58%" style:font-name-asian="Symbol" style:font-name-complex="Symbol"/>
    </style:style>
    <style:style style:name="T129" style:family="text">
      <style:text-properties fo:color="#009900" style:font-name-asian="Symbol" style:font-name-complex="Symbol"/>
    </style:style>
    <style:style style:name="T130" style:family="text">
      <style:text-properties fo:color="#009900" style:text-overline-style="solid" style:text-overline-width="auto" style:text-overline-color="font-color"/>
    </style:style>
    <style:style style:name="T131" style:family="text">
      <style:text-properties fo:color="#009900" style:text-position="0% 100%" style:text-overline-style="none" style:text-overline-color="font-color"/>
    </style:style>
    <style:style style:name="T132" style:family="text">
      <style:text-properties style:text-underline-style="none"/>
    </style:style>
    <style:style style:name="T133" style:family="text">
      <style:text-properties style:text-line-through-style="solid"/>
    </style:style>
    <style:style style:name="T134" style:family="text">
      <style:text-properties style:text-line-through-style="solid" style:text-position="super 58%"/>
    </style:style>
    <style:style style:name="T135" style:family="text">
      <style:text-properties style:text-line-through-style="solid" style:text-position="sub 58%"/>
    </style:style>
    <style:style style:name="T136" style:family="text">
      <style:text-properties style:text-line-through-style="solid" style:text-overline-style="solid" style:text-overline-width="auto" style:text-overline-color="font-color"/>
    </style:style>
    <style:style style:name="T137" style:family="text">
      <style:text-properties fo:color="#cc9900"/>
    </style:style>
    <style:style style:name="T138" style:family="text">
      <style:text-properties fo:color="#cc9900" fo:font-style="italic" style:font-style-asian="italic" style:font-style-complex="italic"/>
    </style:style>
    <style:style style:name="T139" style:family="text">
      <style:text-properties fo:font-variant="normal" fo:text-transform="none" fo:letter-spacing="normal" fo:font-weight="normal" style:font-weight-asian="normal" style:font-weight-complex="normal"/>
    </style:style>
    <style:style style:name="T140"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141" style:family="text">
      <style:text-properties fo:font-variant="normal" fo:text-transform="none" fo:letter-spacing="normal" fo:font-style="italic" fo:font-weight="normal" style:font-style-asian="italic" style:font-weight-asian="normal" style:font-style-complex="italic" style:font-weight-complex="normal"/>
    </style:style>
    <style:style style:name="T142" style:family="text">
      <style:text-properties fo:font-variant="normal" fo:text-transform="none" fo:color="#cc0000" fo:letter-spacing="normal" fo:font-weight="normal" style:font-weight-asian="normal" style:font-weight-complex="normal"/>
    </style:style>
    <style:style style:name="T143"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144"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145"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146"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147"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48"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149"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150"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151"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152"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153"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154"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155"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156"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57"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158"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59"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60" style:family="text">
      <style:text-properties style:text-overline-style="solid" style:text-overline-width="auto" style:text-overline-color="font-color"/>
    </style:style>
    <style:style style:name="T161" style:family="text">
      <style:text-properties fo:color="#006600"/>
    </style:style>
    <style:style style:name="T162" style:family="text">
      <style:text-properties style:text-overline-style="none" style:text-overline-color="font-color"/>
    </style:style>
    <style:style style:name="T163" style:family="text">
      <style:text-properties style:font-name-asian="Linux Libertine Display G1" style:font-name-complex="Linux Libertine Display G1"/>
    </style:style>
    <style:style style:name="T164" style:family="text">
      <style:text-properties style:font-name-asian="Linux Libertine Display G1" style:font-name-complex="Linux Libertine Display G1" style:text-overline-style="none" style:text-overline-color="font-color"/>
    </style:style>
    <style:style style:name="T165" style:family="text">
      <style:text-properties fo:font-weight="bold" style:font-weight-asian="bold" style:font-weight-complex="bold"/>
    </style:style>
    <style:style style:name="T166" style:family="text">
      <style:text-properties fo:color="#222222"/>
    </style:style>
    <style:style style:name="T167" style:family="text">
      <style:text-properties fo:color="#222222" style:font-name-asian="Linux Libertine Display G1" style:font-name-complex="Linux Libertine Display G1"/>
    </style:style>
    <style:style style:name="T168" style:family="text">
      <style:text-properties fo:font-size="11.5pt" style:font-name-asian="Symbol" style:font-size-asian="11.5pt" style:font-name-complex="Symbol" style:font-size-complex="11.5pt"/>
    </style:style>
    <style:style style:name="T169" style:family="text">
      <style:text-properties fo:font-size="14pt" style:font-size-asian="14pt" style:font-size-complex="14pt"/>
    </style:style>
    <style:style style:name="T170" style:family="text">
      <style:text-properties fo:font-size="14pt" style:font-size-asian="14pt" style:font-size-complex="14pt" style:text-overline-style="solid" style:text-overline-width="auto" style:text-overline-color="font-color"/>
    </style:style>
    <style:style style:name="T171" style:family="text">
      <style:text-properties fo:background-color="#ffff99"/>
    </style:style>
    <style:style style:name="T172" style:family="text">
      <style:text-properties fo:color="#6600cc"/>
    </style:style>
    <style:style style:name="T173" style:family="text">
      <style:text-properties fo:color="#6600cc" fo:font-style="italic" style:font-style-asian="italic" style:font-style-complex="italic"/>
    </style:style>
    <style:style style:name="T174" style:family="text">
      <style:text-properties fo:color="#6600cc" style:text-position="0% 100%"/>
    </style:style>
    <style:style style:name="T175" style:family="text">
      <style:text-properties fo:color="#6600cc" style:text-position="sub 58%"/>
    </style:style>
    <style:style style:name="T176" style:family="text">
      <style:text-properties fo:color="#800000"/>
    </style:style>
    <style:style style:name="T177" style:family="text">
      <style:text-properties style:text-line-through-style="none"/>
    </style:style>
    <style:style style:name="T178" style:family="text">
      <style:text-properties style:text-line-through-style="none" style:text-position="super 58%"/>
    </style:style>
    <style:style style:name="T179" style:family="text">
      <style:text-properties style:text-line-through-style="none" style:text-position="sub 58%"/>
    </style:style>
    <style:style style:name="T180" style:family="text">
      <style:text-properties fo:font-size="16pt" style:font-size-asian="16pt" style:font-size-complex="16pt"/>
    </style:style>
    <style:style style:name="T181" style:family="text">
      <style:text-properties fo:background-color="#cfe7f5"/>
    </style:style>
    <style:style style:name="fr1"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text:span text:style-name="T169">Radicals: The inverse operation of a power is called a radical.</text:span> </text:p>
      <text:p text:style-name="P56"/>
      <text:p text:style-name="P56"/>
      <text:p text:style-name="P56">To negate a power you root it to find it's square. The radical sign looks looks like “ √ ”. We are dividing in groups to reverse the multiplying in groups we did when we raised a number to a power.</text:p>
      <text:p text:style-name="P56"/>
      <text:p text:style-name="P56"/>
      <text:p text:style-name="P56">Like long division the large number, called a power, is put inside a box. A line called a vinculum is used to show what numbers are inside the box to be rooted. The process of finding a root is called rooting and a root is some factor of the power that we are trying to find. </text:p>
      <text:p text:style-name="P56"/>
      <text:p text:style-name="P56"/>
      <text:p text:style-name="P16">Rooting process</text:p>
      <text:list xml:id="list6332384029381427555" text:style-name="L32">
        <text:list-header>
          <text:p text:style-name="P60"/>
          <text:p text:style-name="P60"/>
        </text:list-header>
        <text:list-item>
          <text:p text:style-name="P91"><text:span text:style-name="T27">√</text:span><text:span text:style-name="T28">4</text:span><text:span text:style-name="T27"><text:tab/><text:tab/><text:tab/><text:tab/>find the square root of 4.</text:span></text:p>
        </text:list-item>
        <text:list-item>
          <text:p text:style-name="P91"><text:span text:style-name="T27">√</text:span><text:span text:style-name="T28">1 · 4</text:span><text:span text:style-name="T27"><text:tab/><text:tab/><text:tab/><text:tab/>look for factors of 4 that equal 4 when squared<text:tab/></text:span></text:p>
        </text:list-item>
        <text:list-item>
          <text:p text:style-name="P91"><text:span text:style-name="T27">√</text:span><text:span text:style-name="T28">1·2·2</text:span><text:span text:style-name="T27"><text:tab/><text:tab/><text:tab/><text:tab/>write prime factorization</text:span></text:p>
        </text:list-item>
        <text:list-item>
          <text:p text:style-name="P91"><text:span text:style-name="T27">2∙√</text:span><text:span text:style-name="T28">1</text:span><text:span text:style-name="T63">·2·2</text:span><text:span text:style-name="T64"><text:tab/><text:tab/><text:tab/>strikeout two matching factors then write the factor once to the left of “√”</text:span></text:p>
        </text:list-item>
        <text:list-item>
          <text:p text:style-name="P60"><text:s/>2∙√1<text:tab/><text:tab/><text:tab/> <text:s text:c="11"/>remove canceled factors</text:p>
        </text:list-item>
        <text:list-item>
          <text:p text:style-name="P61">2<text:tab/><text:tab/><text:tab/><text:tab/>multiply remaining factor with remaining radical </text:p>
        </text:list-item>
      </text:list>
      <text:p text:style-name="P56"/>
      <text:p text:style-name="P56"/>
      <text:p text:style-name="P14">Explanation</text:p>
      <text:p text:style-name="P56"/>
      <text:p text:style-name="P56"/>
      <text:list xml:id="list3200141405621231878" text:style-name="L35">
        <text:list-item>
          <text:p text:style-name="P62">Write the radical.</text:p>
        </text:list-item>
        <text:list-item>
          <text:p text:style-name="P62">Determine what power of root you are taking.</text:p>
        </text:list-item>
        <text:list-item>
          <text:p text:style-name="P62">Write the prime factorization of the radicand (product) or write a division tree to find factors.</text:p>
        </text:list-item>
        <text:list-item>
          <text:p text:style-name="P62">Write you see matching factors cancel them and write 1 of them on the outside.</text:p>
        </text:list-item>
        <text:list-item>
          <text:p text:style-name="P62">Simplify by writing the problem without the canceled factors. </text:p>
        </text:list-item>
        <text:list-item>
          <text:p text:style-name="P62">Multiply any outside factors to each other. Then multiply that complex factor to radical.</text:p>
        </text:list-item>
        <text:list-item>
          <text:p text:style-name="P62">After all roots are pulled out anything left inside that is a remainder.</text:p>
        </text:list-item>
        <text:list-item>
          <text:p text:style-name="P62">Pull all roots on the outside as 1 product leaving all remainders on the inside as 1 product.</text:p>
        </text:list-item>
        <text:list-item>
          <text:p text:style-name="P92"><text:span text:style-name="T26">It should look like “</text:span><text:span text:style-name="T6">product</text:span><text:span text:style-name="T26">√</text:span><text:span text:style-name="T124">product</text:span><text:span text:style-name="T26"> ”where:</text:span></text:p>
          <text:p text:style-name="P92"><text:span text:style-name="T26"><text:s/></text:span><text:span text:style-name="T6">product</text:span><text:span text:style-name="T26"> is the product of all factors pulled out of the radical. </text:span></text:p>
          <text:p text:style-name="P92"><text:span text:style-name="T26"><text:s/></text:span><text:span text:style-name="T123">product</text:span><text:span text:style-name="T26"> is the product of all factors remaining inside of the radical. </text:span></text:p>
        </text:list-item>
        <text:list-item>
          <text:p text:style-name="P92"><text:span text:style-name="T26">If there is nothing left inside radical other than “1” then is your answer is </text:span><text:span text:style-name="T6">product </text:span>because <text:span text:style-name="T116">√1</text:span> cancels<text:span text:style-name="T6">.</text:span></text:p>
        </text:list-item>
        <text:list-item>
          <text:p text:style-name="P92"><text:span text:style-name="T26">If there is something left inside radical then </text:span><text:span text:style-name="T6">product</text:span><text:span text:style-name="T26">√</text:span><text:span text:style-name="T124">product</text:span><text:span text:style-name="T26"> is your answer</text:span></text:p>
        </text:list-item>
        <text:list-item>
          <text:p text:style-name="P92"><text:span text:style-name="T26">√4 = √2∙2 = 2√1 = 2∙1 = 2<text:tab/>the square root of √1 = 1 because 1∙1 = 1</text:span><text:span text:style-name="T45">2</text:span><text:span text:style-name="T26"> =1. Multiplication by 1 cancels.</text:span></text:p>
        </text:list-item>
        <text:list-item>
          <text:p text:style-name="P62">2√1 is 2∙√1 <text:s/>a number outside the radical is multiplying with it and any other factors pulled out.</text:p>
        </text:list-item>
        <text:list-item>
          <text:p text:style-name="P92"><text:span text:style-name="T26">If we have a number other than “1” inside radical it is left behind. Answer is </text:span><text:span text:style-name="T6">product</text:span><text:span text:style-name="T26">∙√</text:span><text:span text:style-name="T28">leftovers</text:span><text:span text:style-name="T26"> .</text:span></text:p>
        </text:list-item>
      </text:list>
      <text:p text:style-name="P56"><text:s/></text:p>
      <text:p text:style-name="P112">Tree method</text:p>
      <text:p text:style-name="P59"/>
      <text:p text:style-name="P59"/>
      <text:p text:style-name="P56"><text:span text:style-name="T162">√</text:span><text:span text:style-name="T160">49</text:span><text:span text:style-name="T162"><text:tab/><text:tab/><text:tab/><text:tab/><text:tab/>We need to find the root of 49</text:span></text:p>
      <text:p text:style-name="P56"><text:span text:style-name="T162">√</text:span><text:span text:style-name="T160">7·7</text:span><text:span text:style-name="T162"><text:tab/><text:tab/><text:tab/><text:tab/><text:tab/>These are the only factors of 49 so 7</text:span><text:span text:style-name="T85">2</text:span><text:span text:style-name="T162"> = 49 ...</text:span></text:p>
      <text:p text:style-name="P56"><text:span text:style-name="T162">7=√</text:span><text:span text:style-name="T160">49</text:span><text:span text:style-name="T162"><text:tab/> <text:s text:c="46"/>The square root of 49 is 7.</text:span></text:p>
      <text:p text:style-name="P59"/>
      <text:p text:style-name="P59"/>
      <text:p text:style-name="P59">The number inside the box being rooted is called the radicand. We make a tree under the radicand to find it's factors. When we find the number that when properly powered gives us the root we are looking for we write it in front of the radical sign. When a radical with does not have any numbers outside it we only look for the square root. When a number has a 3 or 4 outside it we look for the cube or fourth root respectively.</text:p>
      <text:p text:style-name="P59"/>
      <text:p text:style-name="P59"/>
      <text:p text:style-name="P56"><text:span text:style-name="T85">3</text:span><text:span text:style-name="T162">√</text:span><text:span text:style-name="T160">27</text:span><text:span text:style-name="T162"><text:tab/><text:tab/><text:tab/><text:tab/><text:tab/><text:tab/><text:tab/>We need to find the cubic root of 27<text:tab/><text:tab/><text:tab/><text:tab/><text:tab/></text:span></text:p>
      <text:p text:style-name="P56"><text:span text:style-name="T85">3</text:span><text:span text:style-name="T162">√</text:span><text:span text:style-name="T160">3·3·3</text:span><text:span text:style-name="T162"><text:tab/><text:tab/><text:tab/><text:tab/><text:tab/><text:tab/><text:tab/>These are the only factors of 27... 3</text:span><text:span text:style-name="T85">3 </text:span><text:span text:style-name="T162">= 27</text:span></text:p>
      <text:p text:style-name="P56"><text:span text:style-name="T162">3</text:span><text:span text:style-name="T14">3</text:span><text:span text:style-name="T162">√</text:span><text:span text:style-name="T136">3·3·3</text:span><text:span text:style-name="T162"><text:tab/><text:tab/><text:tab/><text:tab/><text:tab/><text:tab/>Pull out groups of </text:span><text:span text:style-name="T19">3 roots</text:span><text:span text:style-name="T162"> for </text:span><text:span text:style-name="T19">exponent 3</text:span></text:p>
      <text:p text:style-name="P56"><text:span text:style-name="T162">3 = </text:span><text:span text:style-name="T85">3</text:span><text:span text:style-name="T162">√</text:span><text:span text:style-name="T160">27</text:span><text:span text:style-name="T162"><text:tab/><text:tab/><text:tab/><text:tab/><text:tab/><text:tab/>The cube of 27 is 3</text:span></text:p>
      <text:p text:style-name="P77"/>
      <text:p text:style-name="P77"/>
      <text:p text:style-name="P56"><text:span text:style-name="T85">4</text:span><text:span text:style-name="T162">√</text:span><text:span text:style-name="T160">625</text:span><text:span text:style-name="T162"><text:tab/><text:tab/><text:tab/><text:tab/><text:tab/><text:tab/><text:tab/>The four means find the fourth root</text:span></text:p>
      <text:p text:style-name="P59"><text:s text:c="4"/>1 · 625<text:tab/><text:tab/><text:tab/><text:tab/><text:tab/><text:tab/><text:tab/><text:tab/><text:tab/><text:tab/><text:tab/><text:tab/></text:p>
      <text:p text:style-name="P59"><text:s text:c="4"/>1 · ? · ?<text:tab/><text:tab/><text:tab/><text:tab/><text:tab/><text:tab/>Finding factors... </text:p>
      <text:p text:style-name="P59"/>
      <text:p text:style-name="P59"/>
      <text:p text:style-name="P59">625 does not divide evenly by 2. We look at the ones unit and see that it is a five so 2 can can not be a factor of it. </text:p>
      <text:p text:style-name="P59">2 only works as a factor for even numbers and this one is odd. Hmm... we try the next number up which is 3...</text:p>
      <text:p text:style-name="P59"/>
      <text:p text:style-name="P59"/>
      <text:p text:style-name="P59">625 ÷ 3 = 200 + (25 ÷ 3). Mentally using long division we can see that 3 goes into 6 twice removing the hundreds unit leaving us with 25. 25 does not divide evenly by 3. When we look for a factor and the number we are using does not divide evenly we go to the next number up. We start with the lowest factor of 1 and the radicand itself and then go up sequentially until we find a number that divides evenly.</text:p>
      <text:p text:style-name="P59"/>
      <text:p text:style-name="P59"/>
      <text:p text:style-name="P56"><text:span text:style-name="T162">625 ÷ 3 = 208</text:span><text:span text:style-name="T105">⅓ <text:tab/><text:tab/><text:tab/>3 will not work</text:span></text:p>
      <text:p text:style-name="P64">625 ÷ 4 = 156.25<text:tab/><text:tab/><text:tab/>4 will not work </text:p>
      <text:p text:style-name="P64">625 ÷ 5 = 125<text:tab/><text:tab/><text:tab/><text:tab/>5 will work so we put that into of tree of factors</text:p>
      <text:p text:style-name="P64"/>
      <text:p text:style-name="P64"/>
      <text:p text:style-name="P56"><text:span text:style-name="T86">4</text:span><text:span text:style-name="T105">√</text:span><text:span text:style-name="T106">625</text:span></text:p>
      <text:p text:style-name="P59"><text:s text:c="4"/>5 · 125<text:tab/><text:tab/><text:tab/><text:tab/>we must now factor the largest number on the right</text:p>
      <text:p text:style-name="P56"><text:span text:style-name="T162"><text:s text:c="4"/>5 · 5 · 25 <text:tab/><text:tab/><text:tab/><text:tab/>we know that 5</text:span><text:span text:style-name="T85">2</text:span><text:span text:style-name="T162"> = 25 so lets see what is happening</text:span></text:p>
      <text:p text:style-name="P59"><text:s text:c="4"/>5 · 5 · 5 · 5<text:tab/><text:tab/><text:tab/><text:tab/>we have fully factored 625 and found two <text:span text:style-name="T110">perfect squares</text:span></text:p>
      <text:p text:style-name="P59"/>
      <text:p text:style-name="P59"/>
      <text:p text:style-name="P56"><text:span text:style-name="T85"><text:s/></text:span><text:span text:style-name="T162">5 <text:s/>=</text:span><text:span text:style-name="T85"> <text:s text:c="2"/>4</text:span><text:span text:style-name="T162">√</text:span><text:span text:style-name="T160">625</text:span><text:span text:style-name="T85"> <text:s text:c="3"/></text:span><text:span text:style-name="T162"><text:s/><text:tab/><text:tab/><text:tab/><text:tab/>5 is the fourth root of 625.</text:span></text:p>
      <text:p text:style-name="P59"/>
      <text:p text:style-name="P59"/>
      <text:p text:style-name="P59">So what is meant by perfect square? A square is two matching factors. </text:p>
      <text:p text:style-name="P56"><text:span text:style-name="T86">4</text:span><text:span text:style-name="T105">√</text:span><text:span text:style-name="T106">625</text:span></text:p>
      <text:p text:style-name="P56"><text:span text:style-name="T162"><text:s text:c="4"/>(</text:span><text:span text:style-name="T19">25</text:span><text:span text:style-name="T162">)(</text:span><text:span text:style-name="T19">25)</text:span><text:span text:style-name="T162"><text:tab/><text:tab/><text:tab/><text:tab/>notice that </text:span><text:span text:style-name="T19">25</text:span><text:span text:style-name="T162"> is the power of 5</text:span><text:span text:style-name="T85">2</text:span><text:span text:style-name="T162">. This is a perfect square.</text:span></text:p>
      <text:p text:style-name="P56"><text:soft-page-break/><text:span text:style-name="T162"><text:s text:c="4"/>(</text:span><text:span text:style-name="T19">5 · 5</text:span><text:span text:style-name="T162">) · (</text:span><text:span text:style-name="T19">5</text:span><text:span text:style-name="T162"> · </text:span><text:span text:style-name="T19">5</text:span><text:span text:style-name="T162">)<text:tab/><text:tab/><text:tab/>finding perfect squares will make factoring easier.</text:span></text:p>
      <text:p text:style-name="P59"/>
      <text:p text:style-name="P59"/>
      <text:p text:style-name="P59">These examples were just to show concept and process. You can find the root to any number if you make a large enough tree. Often people just use a calculator as they do not have paper handy. Also any number can be raised to a power and it will be a whole number that is positive but finding the root of a power usually leaves an irrational never-ending fraction. Between 1 and 2 there are infinite irrational numbers so it is not weird for then to occur it is weird for them not too. Look at number line below.</text:p>
      <text:p text:style-name="P59"/>
      <text:p text:style-name="P59"/>
      <text:p text:style-name="P59"><draw:frame draw:style-name="fr1" draw:name="numberline8" text:anchor-type="paragraph" svg:x="1.0854in" svg:y="0.0965in" svg:width="5.3299in" svg:height="1.25in" draw:z-index="0"><draw:image xlink:href="Pictures/20000007000049CC0000115E20FB13F1.svm" xlink:type="simple" xlink:show="embed" xlink:actuate="onLoad"/></draw:frame></text:p>
      <text:p text:style-name="P59"/>
      <text:p text:style-name="P56"><text:span text:style-name="T162">There are never-ending numbers, both rational and irrational between and two numbers. The ancient Greek Zeno, in his Zeno's Paradox, famously theorized about numbers and asked the question how long it would take to reach something if each step you took was half as big as the last. Half the distance from 0 to 1 is ½ . To halve the distance you divide by 2. Doing so makes each number smaller than the last. Your current interval is half as big as your last and twice as big as your next. At this rate you will never reach 0 from 1. If this was a negative exponent your denominator would be keep going until you reached </text:span><text:span text:style-name="T85">1</text:span><text:span text:style-name="T162">/∞ ( 1 over infinity). </text:span><text:span text:style-name="T164">†</text:span><text:span text:style-name="T162">To make the imperial fractions irrational adding a 1 the ones unit in the denominator would do it. This is a big topic in math.</text:span></text:p>
      <text:p text:style-name="P17"/>
      <text:p text:style-name="P17"/>
      <text:p text:style-name="P17"/>
      <text:p text:style-name="P17"/>
      <text:p text:style-name="P113">Bigger easy radicals</text:p>
      <text:p text:style-name="P84"/>
      <text:p text:style-name="P84"/>
      <text:p text:style-name="P84">Tree method by 2's:</text:p>
      <text:p text:style-name="P77"/>
      <text:p text:style-name="P77"/>
      <text:p text:style-name="P84"><text:span text:style-name="T46"><text:s/></text:span><text:span text:style-name="T27">√</text:span><text:span text:style-name="T28">1024</text:span><text:span text:style-name="T46"> <text:s text:c="2"/></text:span><text:span text:style-name="T27"><text:s/><text:tab/><text:tab/><text:tab/><text:tab/>need to find what x equals x</text:span><text:span text:style-name="T46">2</text:span><text:span text:style-name="T27"> = 1024</text:span></text:p>
      <text:p text:style-name="P59"><text:s text:c="3"/>2 · 512<text:tab/><text:tab/><text:tab/><text:tab/>because this is an even radicand we can always factor out </text:p>
      <text:p text:style-name="P59"><text:s text:c="3"/>2 · 2 · 256<text:tab/><text:tab/><text:tab/><text:tab/>as long as our factor is even we can keep factoring out 2</text:p>
      <text:p text:style-name="P59"><text:s text:c="3"/>2 · 2 · 2 · 128<text:tab/><text:tab/><text:tab/><text:tab/>factoring by 2 keeps the process simple...</text:p>
      <text:p text:style-name="P59"><text:s text:c="3"/>2 · 2 · 2 · 2 · 64</text:p>
      <text:p text:style-name="P59"><text:s text:c="3"/>2 · 2 · 2 · 2 · 2 · 32<text:tab/><text:tab/><text:tab/>we can keep doing this but it is getting excessive</text:p>
      <text:p text:style-name="P56"><text:span text:style-name="T162"><text:s text:c="3"/>2 · 2 · 2 · 2 · 2 · 2 · 16...<text:tab/><text:tab/>we need to </text:span><text:span text:style-name="T111">still</text:span><text:span text:style-name="T114"> factor 16</text:span><text:span text:style-name="T162"><text:tab/></text:span></text:p>
      <text:p text:style-name="P59"/>
      <text:p text:style-name="P59"/>
      <text:p text:style-name="P59">When you have this many common factors there is likely to be a square. </text:p>
      <text:p text:style-name="P56"><text:span text:style-name="T111">Instead</text:span><text:span text:style-name="T162"> of factoring 16 all the way down like:</text:span></text:p>
      <text:p text:style-name="P59"/>
      <text:p text:style-name="P59"/>
      <text:p text:style-name="P59">2 · 2 · 2 · 2 · 2 · 2 · 2 · 8</text:p>
      <text:p text:style-name="P59">2 · 2 · 2 · 2 · 2 · 2 · 2 · 2 · 4</text:p>
      <text:p text:style-name="P59">2 · 2 · 2 · 2 · 2 · 2 · 2 · 2 · 2 ·2</text:p>
      <text:p text:style-name="P59"/>
      <text:p text:style-name="P59"/>
      <text:p text:style-name="P59">Then solving by finding pairs of common factors and squaring like: </text:p>
      <text:p text:style-name="P59"/>
      <text:p text:style-name="P59"/>
      <text:p text:style-name="P56"><text:span text:style-name="T162">(</text:span><text:span text:style-name="T19">2 · 2)</text:span><text:span text:style-name="T162"> · (</text:span><text:span text:style-name="T77">2 · 2</text:span><text:span text:style-name="T162">) · (</text:span><text:span text:style-name="T19">2 · 2</text:span><text:span text:style-name="T162">) · (</text:span><text:span text:style-name="T77">2 · 2</text:span><text:span text:style-name="T162">) · (</text:span><text:span text:style-name="T19">2 ·2</text:span><text:span text:style-name="T162">) = 4·4·4·4·4 = 16 · 16 · 4 <text:s text:c="2"/>then</text:span></text:p>
      <text:p text:style-name="P59"/>
      <text:p text:style-name="P59"/>
      <text:p text:style-name="P59">16 · 16 · 4 <text:s text:c="7"/><text:tab/><text:tab/><text:tab/><text:tab/><text:tab/>We have two squares and a 4. Factor the 4. </text:p>
      <text:p text:style-name="P59">16 · 16 · 2 · 2 <text:tab/><text:tab/><text:tab/><text:tab/><text:tab/>Rearrange the 2's to pair them with the squares.</text:p>
      <text:p text:style-name="P59">(16 · 2) · (16 · 2)<text:tab/><text:tab/><text:tab/><text:tab/>Multiply</text:p>
      <text:p text:style-name="P56"><text:span text:style-name="T162">32 · 32<text:tab/><text:tab/><text:tab/><text:tab/><text:tab/><text:tab/>Since 32 · 32 = 32</text:span><text:span text:style-name="T85">2 </text:span><text:span text:style-name="T162">, 32 is the root of 1024</text:span></text:p>
      <text:p text:style-name="P76"><text:span text:style-name="T8">32 = √</text:span><text:span text:style-name="T9">1024</text:span><text:span text:style-name="T131"> <text:s text:c="49"/></text:span></text:p>
      <text:p text:style-name="P59"/>
      <text:p text:style-name="P59"><text:s text:c="2"/></text:p>
      <text:p text:style-name="P59">We could do that but there was a shortcut that we missed. We should have grouped the 2's when the biggest factor was 64 or grouped them as we went.</text:p>
      <text:p text:style-name="P59"/>
      <text:p text:style-name="P59"/>
      <text:p text:style-name="P56"><text:span text:style-name="T162">√</text:span><text:span text:style-name="T160">1024</text:span><text:span text:style-name="T85"> <text:s text:c="3"/></text:span><text:span text:style-name="T162"><text:s/><text:tab/><text:tab/><text:tab/><text:tab/>need to find what x equals x</text:span><text:span text:style-name="T85">2</text:span><text:span text:style-name="T162"> = 1024</text:span></text:p>
      <text:p text:style-name="P59"><text:s text:c="3"/>2 <text:s/>· 512<text:tab/><text:tab/><text:tab/><text:tab/><text:tab/></text:p>
      <text:p text:style-name="P59"><text:s text:c="3"/><text:span text:style-name="T1">4</text:span> <text:s/>· 256<text:tab/><text:tab/><text:tab/><text:tab/></text:p>
      <text:p text:style-name="P59"><text:s text:c="3"/><text:span text:style-name="T1">8</text:span> <text:s/>· 128<text:tab/><text:tab/><text:tab/></text:p>
      <text:p text:style-name="P59"><text:s text:c="2"/>1<text:span text:style-name="T1">6 </text:span>· 64<text:tab/></text:p>
      <text:p text:style-name="P84"><text:span text:style-name="T27"><text:s text:c="2"/></text:span><text:span text:style-name="T7">32</text:span><text:span text:style-name="T27"> · </text:span><text:span text:style-name="T7">32<text:tab/><text:tab/><text:tab/><text:tab/></text:span>multiplying<text:span text:style-name="T7"> </text:span><text:span text:style-name="T27">the 2's gives a pair of 32 . We have two perfect squares.</text:span></text:p>
      <text:p text:style-name="P59"/>
      <text:p text:style-name="P59"/>
      <text:p text:style-name="P59"/>
      <text:p text:style-name="P59">Both methods work. The first one took sixteen steps and the second one took five. Use a combination of both methods to get your answer. Start by taking out factors of two until you see a pattern and can solve by instinct. <text:soft-page-break/>The more you practice patterns become familiar and you will recognize more pairs of factors of high level powers.</text:p>
      <text:p text:style-name="P59"/>
      <text:p text:style-name="P59"/>
      <text:p text:style-name="P59">Making trees of factors to group or sum is called <text:span text:style-name="T110">recursion. </text:span><text:span text:style-name="T113">Recursion is used heavily in computer programming and other high level math. It is based on shapes and patterns. Each time you group pairs from rows or columns you are performing a recursive action. Minowski's triangle is a type of recursion and we will study it later. The staircase problem seen earlier with the series formula was also a recursion action to group the 12 elements into 6 pairs for summation and then further multiplying.</text:span></text:p>
      <text:p text:style-name="P71"/>
      <text:p text:style-name="P71"/>
      <text:p text:style-name="P12">Root notation has four parts</text:p>
      <text:p text:style-name="P12"/>
      <text:p text:style-name="P12"/>
      <text:list xml:id="list8361827165373160861" text:style-name="L36">
        <text:list-item>
          <text:p text:style-name="P93"><text:span text:style-name="T22">Root index</text:span><text:span text:style-name="T66"><text:tab/><text:tab/></text:span><text:span text:style-name="T22">The </text:span><text:span text:style-name="T2">root index</text:span><text:span text:style-name="T66"> </text:span><text:span text:style-name="T22">is how many times the root is multiplied.</text:span></text:p>
        </text:list-item>
        <text:list-item>
          <text:p text:style-name="P93"><text:span text:style-name="T22">radical symbol<text:tab/></text:span><text:span text:style-name="T66"><text:tab/></text:span><text:span text:style-name="T22">The</text:span><text:span text:style-name="T66"> </text:span><text:span text:style-name="T2">radical symbol</text:span><text:span text:style-name="T66"> </text:span><text:span text:style-name="T22">is the check symbol with a bar under the radicand.</text:span></text:p>
        </text:list-item>
        <text:list-item>
          <text:p text:style-name="P93"><text:span text:style-name="T22">Radicand</text:span><text:span text:style-name="T66"><text:tab/><text:tab/></text:span><text:span text:style-name="T22">The</text:span><text:span text:style-name="T66"> </text:span><text:span text:style-name="T2">radicand</text:span><text:span text:style-name="T66"> </text:span><text:span text:style-name="T22">is the number (product) inside the radical symbol.</text:span></text:p>
        </text:list-item>
        <text:list-item>
          <text:p text:style-name="P93"><text:span text:style-name="T22">solution or root<text:tab/>The</text:span><text:span text:style-name="T66"> </text:span><text:span text:style-name="T2">root</text:span><text:span text:style-name="T66"> </text:span><text:span text:style-name="T22">is the solution to the expression. It is the simplified answer.</text:span></text:p>
        </text:list-item>
      </text:list>
      <text:p text:style-name="P81"/>
      <text:p text:style-name="P81"/>
      <text:list xml:id="list34555790" text:continue-numbering="true" text:style-name="L36">
        <text:list-item>
          <text:p text:style-name="P82">When we square root a number we are taking the second root. We don't write a number two in the index. </text:p>
        </text:list-item>
        <text:list-item>
          <text:p text:style-name="P106"><text:span text:style-name="T23">We write it as:√</text:span><text:span text:style-name="T24">4</text:span><text:span text:style-name="T23"> = 2 but we could write it as “</text:span><text:span text:style-name="T44">2</text:span><text:span text:style-name="T31">”√</text:span><text:span text:style-name="T32">4</text:span><text:span text:style-name="T31"> = 2. The superscript “2” is telling us to take the second root.</text:span></text:p>
        </text:list-item>
        <text:list-item>
          <text:p text:style-name="P75">Taking the root of a number is the inverse operation of powering a number.</text:p>
        </text:list-item>
        <text:list-item>
          <text:p text:style-name="P106"><text:span text:style-name="T31">When we power we are multiplying by </text:span><text:span text:style-name="T33">groups</text:span><text:span text:style-name="T31"> of the same number. </text:span></text:p>
        </text:list-item>
      </text:list>
      <text:p text:style-name="P74"/>
      <text:p text:style-name="P74"/>
      <text:p text:style-name="P81"><text:span text:style-name="T93">2</text:span><text:span text:style-name="T78">2</text:span><text:span text:style-name="T93"> = 2·2 = 4<text:tab/><text:tab/>We have two groups of 2.</text:span></text:p>
      <text:p text:style-name="P81"><text:span text:style-name="T93">2</text:span><text:span text:style-name="T78">3</text:span><text:span text:style-name="T93"> = 2·2·2 = 8<text:tab/><text:tab/>We have three groups of 2. The number of groups is the exponent or index.</text:span></text:p>
      <text:p text:style-name="P74"/>
      <text:p text:style-name="P74"/>
      <text:p text:style-name="P81"><text:span text:style-name="T93">Power operations are spoken as “Two squared equals 4” or “Two cubed equals 8” . We are powering, or raising to a power. This is also called expanding. We say “expand” when we want to solve a power. A power is solved when it is written as a single number raised to a power of 1. 2</text:span><text:span text:style-name="T78">2</text:span><text:span text:style-name="T93"> = 4</text:span><text:span text:style-name="T78">1</text:span><text:span text:style-name="T93">. Anything to a power of 1 equals itself.</text:span></text:p>
      <text:p text:style-name="P74">Powering takes a number and makes it larger. Rooting takes a number and makes it smaller.</text:p>
      <text:p text:style-name="P74"/>
      <text:p text:style-name="P74"/>
      <text:p text:style-name="P81"><text:span text:style-name="T93">In 2</text:span><text:span text:style-name="T78">3</text:span><text:span text:style-name="T93"> we have a base of two with a power of two. Having a power of 2 means we write the exponent 3 in the index of the expression. For </text:span><text:span text:style-name="T99">powers</text:span><text:span text:style-name="T93">, index means the area in which we write the exponent. For </text:span><text:span text:style-name="T99">roots</text:span><text:span text:style-name="T93">, index means the area in which we write the exponent.</text:span></text:p>
      <text:p text:style-name="P74"/>
      <text:p text:style-name="P74"/>
      <text:p text:style-name="P81"><text:span text:style-name="T93">In 2</text:span><text:span text:style-name="T78">2</text:span><text:span text:style-name="T93"> we have a base of 2 and are raising to a power of 2.In 2</text:span><text:span text:style-name="T78">3</text:span><text:span text:style-name="T93"> we have a base of 2 and are raising to a power of 3.</text:span></text:p>
      <text:p text:style-name="P74"/>
      <text:p text:style-name="P74"/>
      <text:p text:style-name="P81"><text:span text:style-name="T78">2</text:span><text:span text:style-name="T93">√</text:span><text:span text:style-name="T102">4</text:span><text:span text:style-name="T93"> = 2 <text:tab/>The square root of 4 is 2. </text:span></text:p>
      <text:p text:style-name="P81"><text:span text:style-name="T103">∛</text:span><text:span text:style-name="T102">8</text:span><text:span text:style-name="T93"> = 2<text:tab/><text:tab/>The cube root of 8 is 2. The index of the expression is 3.</text:span></text:p>
      <text:p text:style-name="P81"><text:span text:style-name="T103">∜</text:span><text:span text:style-name="T102">16</text:span><text:span text:style-name="T93"> = 2<text:tab/>The fourth root of 16 is 2. The index of the expression is 4.</text:span></text:p>
      <text:p text:style-name="P108">For any number raised to a power</text:p>
      <text:p text:style-name="P74"/>
      <text:p text:style-name="P74"/>
      <text:p text:style-name="P74">When you have a power multiply the base by the same number of groups as the power.</text:p>
      <text:p text:style-name="P81"><text:soft-page-break/><text:span text:style-name="T93">When you have a power of 0 x equals 1 unless you have 0</text:span><text:span text:style-name="T78">0</text:span><text:span text:style-name="T93"> which is undefined.</text:span></text:p>
      <text:p text:style-name="P74">When you have a power of 1 it equals itself.</text:p>
      <text:p text:style-name="P74">When you have a fractional power the numerator is the power and the base is the root of the index.</text:p>
      <text:p text:style-name="P81"><text:span text:style-name="T93">4</text:span><text:span text:style-name="T78">1/2 </text:span><text:span text:style-name="T93"><text:s/>is the same as √</text:span><text:span text:style-name="T102">4</text:span><text:span text:style-name="T93">. <text:s text:c="3"/><text:tab/> 4</text:span><text:span text:style-name="T78">1/2 <text:s text:c="2"/></text:span><text:span text:style-name="T93">1 is the power of 4 and you must take the second root. </text:span></text:p>
      <text:p text:style-name="P81"><text:span text:style-name="T93">4</text:span><text:span text:style-name="T78">1/3</text:span><text:span text:style-name="T93"> is the same as </text:span><text:span text:style-name="T78">3</text:span><text:span text:style-name="T93">√</text:span><text:span text:style-name="T102">4</text:span><text:span text:style-name="T93">. <text:s text:c="2"/><text:tab/> 4</text:span><text:span text:style-name="T78">1/3</text:span><text:span text:style-name="T93"> <text:s/>1 is the power of 4 and you must take the third root.</text:span></text:p>
      <text:p text:style-name="P81"><text:span text:style-name="T93">4</text:span><text:span text:style-name="T78">2/3</text:span><text:span text:style-name="T93"> is the same as </text:span><text:span text:style-name="T78">3</text:span><text:span text:style-name="T93">√</text:span><text:span text:style-name="T102">4^2</text:span><text:span text:style-name="T93">. <text:tab/> 4</text:span><text:span text:style-name="T78">2/3</text:span><text:span text:style-name="T93"> 2 is the power of four and you must take the third root.</text:span></text:p>
      <text:p text:style-name="P74"/>
      <text:p text:style-name="P74"/>
      <text:p text:style-name="P81"><text:span text:style-name="T93">In 4</text:span><text:span text:style-name="T78">2/3</text:span><text:span text:style-name="T93"> the exponent is 2/3. </text:span></text:p>
      <text:p text:style-name="P74">2 is written as the power of the radicand.</text:p>
      <text:p text:style-name="P74">3 is written as the root index.</text:p>
      <text:p text:style-name="P74"/>
      <text:p text:style-name="P74"/>
      <text:p text:style-name="P81"><text:span text:style-name="T93">2</text:span><text:span text:style-name="T78">3</text:span><text:span text:style-name="T93"> = 8</text:span></text:p>
      <text:p text:style-name="P81"><text:span text:style-name="T78">3</text:span><text:span text:style-name="T93">√</text:span><text:span text:style-name="T102">8</text:span><text:span text:style-name="T93"> = 2</text:span></text:p>
      <text:p text:style-name="P81"><text:span text:style-name="T93">8</text:span><text:span text:style-name="T78">2/3</text:span><text:span text:style-name="T93"> = </text:span><text:span text:style-name="T78">3</text:span><text:span text:style-name="T93">√</text:span><text:span text:style-name="T102">8^2</text:span><text:span text:style-name="T101"> = </text:span><text:span text:style-name="T85">3</text:span><text:span text:style-name="T101">√</text:span><text:span text:style-name="T102">64</text:span><text:span text:style-name="T101"> = 4. <text:s/>4 is the third root of 64. </text:span></text:p>
      <text:p text:style-name="P81"><text:span text:style-name="T101">8</text:span><text:span text:style-name="T85">2/3</text:span><text:span text:style-name="T101"> =4. 4 is the two thirds power of 8.</text:span></text:p>
      <text:p text:style-name="P81"><text:span text:style-name="T101">2</text:span><text:span text:style-name="T85">1.5</text:span><text:span text:style-name="T101"> = 2</text:span><text:span text:style-name="T85">1 +0.5</text:span><text:span text:style-name="T101"> = 2</text:span><text:span text:style-name="T85">1</text:span><text:span text:style-name="T101"> ·2</text:span><text:span text:style-name="T85">0.5 </text:span><text:span text:style-name="T101">= 2 · 2</text:span><text:span text:style-name="T85">1/2</text:span><text:span text:style-name="T101"> = 2·√</text:span><text:span text:style-name="T102">2</text:span><text:span text:style-name="T101"> = 2√</text:span><text:span text:style-name="T102">2</text:span><text:span text:style-name="T101">.</text:span></text:p>
      <text:p text:style-name="P128"><text:span text:style-name="T169">2√</text:span><text:span text:style-name="T170">2</text:span><text:span text:style-name="T169"> is the simplest form. I can not reduce it any fur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27:26.79</dc:date>
    <dc:creator>Joseph Malone</dc:creator>
    <meta:editing-duration>PT6M31S</meta:editing-duration>
    <meta:editing-cycles>2</meta:editing-cycles>
    <meta:generator>OpenOffice/4.1.15$Win32 OpenOffice.org_project/4115m2$Build-9813</meta:generator>
    <meta:document-statistic meta:table-count="0" meta:image-count="1" meta:object-count="0" meta:page-count="6" meta:paragraph-count="123" meta:word-count="2196" meta:character-count="10591"/>
  </office:meta>
</office:document-meta>
</file>